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20pt" style:font-size-asian="20pt" style:font-size-complex="20pt"/>
    </style:style>
    <style:style style:name="P4" style:parent-style-name="Normal" style:family="paragraph">
      <style:text-properties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/>
    </style:style>
    <style:style style:name="P6" style:parent-style-name="Normal" style:family="paragraph">
      <style:text-properties fo:font-size="20pt" style:font-size-asian="20pt" style:font-size-complex="20pt"/>
    </style:style>
    <style:style style:name="P7" style:parent-style-name="Normal" style:family="paragraph">
      <style:text-properties fo:font-size="20pt" style:font-size-asian="20pt" style:font-size-complex="20pt"/>
    </style:style>
    <style:style style:name="P8" style:parent-style-name="Normal" style:family="paragraph">
      <style:text-properties fo:font-size="20pt" style:font-size-asian="20pt" style:font-size-complex="20pt"/>
    </style:style>
    <style:style style:name="P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font-size="20pt" style:font-size-asian="20pt" style:font-size-complex="20pt"/>
    </style:style>
    <style:style style:name="P12" style:parent-style-name="Normal" style:family="paragraph">
      <style:paragraph-properties>
        <style:tab-stops>
          <style:tab-stop style:type="left" style:position="2.1041in"/>
        </style:tab-stops>
      </style:paragraph-properties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P14" style:parent-style-name="Normal" style:family="paragraph">
      <style:paragraph-properties>
        <style:tab-stops>
          <style:tab-stop style:type="left" style:position="2.1041in"/>
        </style:tab-stops>
      </style:paragraph-properties>
      <style:text-properties fo:font-size="20pt" style:font-size-asian="20pt" style:font-size-complex="20pt"/>
    </style:style>
    <style:style style:name="P15" style:parent-style-name="Normal" style:family="paragraph">
      <style:paragraph-properties>
        <style:tab-stops>
          <style:tab-stop style:type="left" style:position="2.1041in"/>
        </style:tab-stops>
      </style:paragraph-properties>
      <style:text-properties fo:font-size="20pt" style:font-size-asian="20pt" style:font-size-complex="20pt"/>
    </style:style>
    <style:style style:name="P16" style:parent-style-name="Normal" style:family="paragraph">
      <style:paragraph-properties>
        <style:tab-stops>
          <style:tab-stop style:type="left" style:position="2.1041in"/>
        </style:tab-stops>
      </style:paragraph-properties>
      <style:text-properties fo:font-size="20pt" style:font-size-asian="20pt" style:font-size-complex="20pt"/>
    </style:style>
    <style:style style:name="P17" style:parent-style-name="Normal" style:family="paragraph">
      <style:paragraph-properties>
        <style:tab-stops>
          <style:tab-stop style:type="left" style:position="2.1041in"/>
        </style:tab-stops>
      </style:paragraph-properties>
      <style:text-properties fo:font-size="20pt" style:font-size-asian="20pt" style:font-size-complex="20pt"/>
    </style:style>
    <style:style style:name="P18" style:parent-style-name="Normal" style:family="paragraph">
      <style:paragraph-properties>
        <style:tab-stops>
          <style:tab-stop style:type="left" style:position="2.1041in"/>
        </style:tab-stops>
      </style:paragraph-properties>
      <style:text-properties fo:font-size="20pt" style:font-size-asian="20pt" style:font-size-complex="20pt"/>
    </style:style>
    <style:style style:name="P1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P27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T28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جدول المواصفات لمقياس الاتجاه</text:p>
      <text:p text:style-name="P2"><text:span text:style-name="T3"><draw:frame draw:z-index="0" draw:id="id0" draw:style-name="a0" draw:name="Object 79" text:anchor-type="as-char" svg:x="0in" svg:y="0in" svg:width="6.98681in" svg:height="1.80486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4"><text:s text:c="4"/></text:p>
      <text:p text:style-name="P5"/>
      <text:p text:style-name="P6"/>
      <text:p text:style-name="P7"/>
      <text:p text:style-name="P8"/>
      <text:p text:style-name="P9">ثبات المقياس</text:p>
      <text:p text:style-name="P10"><text:span text:style-name="T11"><draw:frame draw:z-index="0" draw:id="id1" draw:style-name="a1" draw:name="Object 74" text:anchor-type="as-char" svg:x="0in" svg:y="0in" svg:width="3.64931in" svg:height="1.96111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12"><text:span text:style-name="T13"><text:tab/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ثبات المقياس (التجزئة النصفية)</text:p>
      <text:p text:style-name="P22"><text:span text:style-name="T23"><draw:frame draw:z-index="0" draw:id="id2" draw:style-name="a2" draw:name="Object 66" text:anchor-type="as-char" svg:x="0in" svg:y="0in" svg:width="4.53264in" svg:height="1.46736in" style:rel-width="scale" style:rel-height="scale"><draw:object-ole draw:class-id="00020830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24">صدق التمييز للمجموعات المتطرفة</text:p>
      <text:p text:style-name="P25"><text:span text:style-name="T26"><draw:frame draw:z-index="0" draw:id="id3" draw:style-name="a3" draw:name="Object 54" text:anchor-type="as-char" svg:x="0in" svg:y="0in" svg:width="6.72708in" svg:height="1.27292in" style:rel-width="scale" style:rel-height="scale"><draw:object-ole draw:class-id="00020830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/text:p>
      <text:p text:style-name="P27"><text:span text:style-name="T2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prahim abd hussein</meta:initial-creator>
    <dc:creator>Eprahim abd hussein</dc:creator>
    <meta:creation-date>2025-12-11T18:44:00Z</meta:creation-date>
    <dc:date>2025-12-11T18:55:00Z</dc:date>
    <meta:template xlink:href="Normal" xlink:type="simple"/>
    <meta:editing-cycles>1</meta:editing-cycles>
    <meta:editing-duration>PT660S</meta:editing-duration>
    <meta:document-statistic meta:page-count="2" meta:paragraph-count="8" meta:word-count="31" meta:character-count="229" meta:row-count="7" meta:non-whitespace-character-count="206"/>
  </office:meta>
</office:document-meta>
</file>